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C000001F5749601CB.png" manifest:media-type="image/png"/>
  <manifest:file-entry manifest:full-path="Pictures/1000000000000378000002620A6035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341cm" svg:y="-1.147cm" svg:width="11.331cm" svg:height="7.784cm" draw:z-index="0"><draw:image xlink:href="Pictures/1000000000000378000002620A603565.png" xlink:type="simple" xlink:show="embed" xlink:actuate="onLoad"/></draw:frame><draw:frame draw:style-name="fr1" draw:name="Image2" text:anchor-type="paragraph" svg:x="9.813cm" svg:y="-1.147cm" svg:width="8.924cm" svg:height="5.103cm" draw:z-index="1"><draw:image xlink:href="Pictures/100000000000036C000001F5749601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6:42:29.256397497</meta:creation-date>
    <dc:date>2015-02-23T16:46:32.551896131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